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6000001ED3BA1414852837AB7.png" manifest:media-type="image/png"/>
  <manifest:file-entry manifest:full-path="Pictures/10000201000000F400000174127F95186660A900.png" manifest:media-type="image/png"/>
  <manifest:file-entry manifest:full-path="Pictures/1000020100000118000000EC55DEFADBD60650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101cm" svg:y="14.076cm" svg:width="7.514cm" svg:height="11.086cm" draw:z-index="0"><draw:image xlink:href="Pictures/10000201000000F400000174127F95186660A900.png" xlink:type="simple" xlink:show="embed" xlink:actuate="onLoad" loext:mime-type="image/png"/></draw:frame><draw:frame draw:style-name="fr1" draw:name="Image2" text:anchor-type="paragraph" svg:x="6.916cm" svg:y="14.102cm" svg:width="8.229cm" svg:height="7.303cm" draw:z-index="1"><draw:image xlink:href="Pictures/1000020100000118000000EC55DEFADBD6065057.png" xlink:type="simple" xlink:show="embed" xlink:actuate="onLoad" loext:mime-type="image/png"/></draw:frame><draw:frame draw:style-name="fr2" draw:name="Image3" text:anchor-type="paragraph" svg:width="15.401cm" svg:height="13.046cm" draw:z-index="2"><draw:image xlink:href="Pictures/1000000000000246000001ED3BA1414852837AB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7:20:33.370215195</meta:creation-date>
    <dc:date>2019-04-12T13:01:34.403914640</dc:date>
    <meta:editing-duration>PT8H32M55S</meta:editing-duration>
    <meta:editing-cycles>4</meta:editing-cycles>
    <meta:generator>LibreOffice/6.0.7.3$Linux_X86_64 LibreOffice_project/00m0$Build-3</meta:generator>
    <meta:print-date>2019-04-12T09:36:34.007252508</meta:print-date>
    <meta:document-statistic meta:table-count="0" meta:image-count="3" meta:object-count="0" meta:page-count="1" meta:paragraph-count="0" meta:word-count="0" meta:character-count="0" meta:non-whitespace-character-count="0"/>
  </office:meta>
</office:document-meta>
</file>